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11c"/>
    </style:style>
    <style:style style:name="P2" style:family="paragraph" style:parent-style-name="Standard">
      <style:text-properties officeooo:rsid="000b511c" officeooo:paragraph-rsid="000b511c"/>
    </style:style>
    <style:style style:name="P3" style:family="paragraph" style:parent-style-name="Standard">
      <style:text-properties officeooo:paragraph-rsid="000b972e"/>
    </style:style>
    <style:style style:name="P4" style:family="paragraph" style:parent-style-name="Standard">
      <style:text-properties officeooo:paragraph-rsid="000e1833"/>
    </style:style>
    <style:style style:name="P5" style:family="paragraph" style:parent-style-name="Standard">
      <style:text-properties officeooo:paragraph-rsid="00141187"/>
    </style:style>
    <style:style style:name="P6" style:family="paragraph" style:parent-style-name="Preformatted_20_Text">
      <style:text-properties officeooo:paragraph-rsid="00168898"/>
    </style:style>
    <style:style style:name="P7" style:family="paragraph" style:parent-style-name="Preformatted_20_Text">
      <style:text-properties officeooo:paragraph-rsid="001af6ff"/>
    </style:style>
    <style:style style:name="P8" style:family="paragraph" style:parent-style-name="Preformatted_20_Text">
      <style:text-properties officeooo:paragraph-rsid="001cda40"/>
    </style:style>
    <style:style style:name="P9" style:family="paragraph" style:parent-style-name="Preformatted_20_Text">
      <style:text-properties officeooo:paragraph-rsid="001cda40"/>
    </style:style>
    <style:style style:name="T1" style:family="text">
      <style:text-properties officeooo:rsid="000b511c"/>
    </style:style>
    <style:style style:name="T2" style:family="text">
      <style:text-properties loext:padding="0cm" loext:border="none"/>
    </style:style>
    <style:style style:name="T3" style:family="text">
      <style:text-properties officeooo:rsid="00141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kb-cli account export --lock-arg 0x555b11e2bc7b73501d541b15921aee631288aa90--extended-privkey-path /home/<text:span text:style-name="T1">juzkiddin</text:span>/privkey.txt</text:p>
      <text:p text:style-name="Standard">address:</text:p>
      <text:p text:style-name="Standard"><text:s text:c="2"/>mainnet: ckb1qyq92kc3u278ku6sr42pk9vjrthxxy5g42gq0nweng</text:p>
      <text:p text:style-name="Standard"><text:s text:c="2"/>testnet: ckt1qyq92kc3u278ku6sr42pk9vjrthxxy5g42gqjksxl5</text:p>
      <text:p text:style-name="Standard">lock_arg: 0x555b11e2bc7b73501d541b15921aee631288aa90</text:p>
      <text:p text:style-name="Standard">lock_hash: 0xae0d6e837c419eeb379badbe61bdb522d6355965642fc6b44b03b20b309b83b3</text:p>
      <text:p text:style-name="P2">privatekey:0x87c9dc3d51330c1a2cc6a9c48f0bec0785d001c4aa45325ada726d045e564a16</text:p>
      <text:p text:style-name="P2"/>
      <text:p text:style-name="P3"><text:span text:style-name="T1">node ./packages/tools/lib/account-cli.js deposit -r </text:span><text:a xlink:type="simple" xlink:href="http://localhost:8114/" text:style-name="Internet_20_link" text:visited-style-name="Visited_20_Internet_20_Link"><text:span text:style-name="Source_20_Text">http://localhost:8114</text:span></text:a><text:span text:style-name="Source_20_Text"> </text:span><text:span text:style-name="T1">-p 0x87c9dc3d51330c1a2cc6a9c48f0bec0785d001c4aa45325ada726d045e564a16 -l </text:span><text:span text:style-name="T2">0x305afa72474DE493043f2634498c4C4b5DfE2c1d</text:span><text:span text:style-name="T1"> -c </text:span>100000000000</text:p>
      <text:p text:style-name="P3"/>
      <text:p text:style-name="P4">node ./packages/tools/lib/account-cli.js deposit -r<text:span text:style-name="Source_20_Text"> </text:span><text:a xlink:type="simple" xlink:href="http://3.235.223.161:18114/" text:style-name="Internet_20_link" text:visited-style-name="Visited_20_Internet_20_Link"><text:span text:style-name="Source_20_Text">http://3.235.223.161:18114</text:span></text:a><text:span text:style-name="Source_20_Text"> </text:span>-l <text:span text:style-name="T2">0x305afa72474DE493043f2634498c4C4b5DfE2c1d</text:span> -p <text:span text:style-name="T1">0x87c9dc3d51330c1a2cc6a9c48f0bec0785d001c4aa45325ada726d045e564a16</text:span> -c 100000000000</text:p>
      <text:p text:style-name="P4"/>
      <text:p text:style-name="P4">0x6d3641336876b5cd5b80d3031ef025fa5c4d153b5afb40809f242ec6f6bbd35f</text:p>
      <text:p text:style-name="P4"/>
      <text:p text:style-name="P4">0x23597CdbEFAd0e997CD85A927208483d576B2467</text:p>
      <text:p text:style-name="P4"/>
      <text:p text:style-name="P4">48c3e554dedc462c023cc93fe22da7818637be520e3788adbaa51d518314be90</text:p>
      <text:p text:style-name="P4"/>
      <text:p text:style-name="P4">[</text:p>
      <text:p text:style-name="P4"><text:s text:c="4"/>{</text:p>
      <text:p text:style-name="P4"><text:s text:c="6"/>"inputs": [],</text:p>
      <text:p text:style-name="P4"><text:s text:c="6"/>"stateMutability": "payable",</text:p>
      <text:p text:style-name="P4"><text:s text:c="6"/>"type": "constructor"</text:p>
      <text:p text:style-name="P4"><text:s text:c="4"/>},</text:p>
      <text:p text:style-name="P4"><text:s text:c="4"/>{</text:p>
      <text:p text:style-name="P4"><text:s text:c="6"/>"inputs": [</text:p>
      <text:p text:style-name="P4"><text:s text:c="8"/>{</text:p>
      <text:p text:style-name="P4"><text:s text:c="10"/>"internalType": "uint256",</text:p>
      <text:p text:style-name="P4"><text:s text:c="10"/>"name": "x",</text:p>
      <text:p text:style-name="P4"><text:s text:c="10"/>"type": "uint256"</text:p>
      <text:p text:style-name="P4"><text:s text:c="8"/>}</text:p>
      <text:p text:style-name="P4"><text:s text:c="6"/>],</text:p>
      <text:p text:style-name="P4"><text:s text:c="6"/>"name": "set",</text:p>
      <text:p text:style-name="P4"><text:s text:c="6"/>"outputs": [],</text:p>
      <text:p text:style-name="P4"><text:s text:c="6"/>"stateMutability": "payable",</text:p>
      <text:p text:style-name="P4"><text:s text:c="6"/>"type": "function"</text:p>
      <text:p text:style-name="P4"><text:s text:c="4"/>},</text:p>
      <text:p text:style-name="P4"><text:s text:c="4"/>{</text:p>
      <text:p text:style-name="P4"><text:s text:c="6"/>"inputs": [],</text:p>
      <text:p text:style-name="P4"><text:s text:c="6"/>"name": "get",</text:p>
      <text:p text:style-name="P4"><text:s text:c="6"/>"outputs": [</text:p>
      <text:p text:style-name="P4"><text:s text:c="8"/>{</text:p>
      <text:p text:style-name="P4"><text:s text:c="10"/>"internalType": "uint256",</text:p>
      <text:p text:style-name="P4"><text:s text:c="10"/>"name": "",</text:p>
      <text:p text:style-name="P4"><text:s text:c="10"/>"type": "uint256"</text:p>
      <text:p text:style-name="P4"><text:s text:c="8"/>}</text:p>
      <text:p text:style-name="P4"><text:s text:c="6"/>],</text:p>
      <text:p text:style-name="P4"><text:soft-page-break/><text:s text:c="6"/>"stateMutability": "view",</text:p>
      <text:p text:style-name="P4"><text:s text:c="6"/>"type": "function"</text:p>
      <text:p text:style-name="P4"><text:s text:c="4"/>}</text:p>
      <text:p text:style-name="P4"><text:s text:c="2"/>]</text:p>
      <text:p text:style-name="P4"/>
      <text:p text:style-name="P5">sudt-cli issue -k <text:span text:style-name="T1">0x87c9dc3d51330c1a2cc6a9c48f0bec0785d001c4aa45325ada726d045e564a16</text:span> -m <text:span text:style-name="T3">6969</text:span></text:p>
      <text:p text:style-name="P5"/>
      <text:p text:style-name="P6"><text:span text:style-name="Source_20_Text">node ./packages/tools/lib/account-cli.js deposit-sudt -m 20 -r http://3.235.223.161:18114 -s 0xae0d6e837c419eeb379badbe61bdb522d6355965642fc6b44b03b20b309b83b3 -p </text:span><text:span text:style-name="Source_20_Text"><text:span text:style-name="T1">0x87c9dc3d51330c1a2cc6a9c48f0bec0785d001c4aa45325ada726d045e564a16</text:span></text:span><text:span text:style-name="Source_20_Text"> -l </text:span><text:span text:style-name="Source_20_Text"><text:span text:style-name="T2">0x305afa72474DE493043f2634498c4C4b5DfE2c1d</text:span></text:span></text:p>
      <text:p text:style-name="P5"/>
      <text:p text:style-name="P5"/>
      <text:p text:style-name="P5">Using Ethereum address: 0x305afa72474DE493043f2634498c4C4b5DfE2c1d</text:p>
      <text:p text:style-name="P5">Deploying contract...</text:p>
      <text:p text:style-name="P5">Transaction hash: 0x6165b4d7603e113470e43ab93129bf768752f4c8a320bccced7ba40b6159dd2d</text:p>
      <text:p text:style-name="P5">Deployed SUDT-ERC20 Proxy contract address: 0x4c547f453a8570DcCfEeDbB9B9B1508A6471a4CA</text:p>
      <text:p text:style-name="P5"/>
      <text:p text:style-name="P5">Using Ethereum address: 0x305afa72474DE493043f2634498c4C4b5DfE2c1d</text:p>
      <text:p text:style-name="P5">Corresponding Polyjuice address: 0x12cdb362288e6669e57e8318cc29184176331d73</text:p>
      <text:p text:style-name="P5"/>
      <text:p text:style-name="P5">Deposit to Layer 2 address on Layer 1: </text:p>
      <text:p text:style-name="P5">ckt1q3dz2p4mdrvp5ywu4kk5edl2uc4p03puvx07g7kgqdau3n3dmypkqnxzuefxyp9wdghglncj77k5wt6p59sx6kukyjlwh5s467qgp8m25yqqqqqsqqqqqvqqqqqfjqqqqr9cltuy2f63lm7srhftwwsxv9vprg95kc6jje7vzm2m8g8xr784x6gqqqqpqqqqqqcqqqqqxyqqqqx7asf60w8pqpte2sfcfn90fdfzxue7ff2g8sawe9wacnqat6jmygqngqqqqpxv9ejjvgz2u63w3l839aadguh5rgtqd4devf97a0fpt4uqsz0k5vz6lfeywn0yjvzr7f35fxxycj6alckp6q9rqgqqqqqqcqj8g47t</text:p>
      <text:p text:style-name="P5"><text:span text:style-name="Source_20_Text"/></text:p>
      <text:p text:style-name="P7"><text:span text:style-name="Source_20_Text"/></text:p>
      <text:p text:style-name="P8"><text:span text:style-name="Source_20_Text">node ./packages/tools/lib/account-cli.js withdraw -r http://3.235.223.161:18114 -p 0x48c3e554dedc462c023cc93fe22da7818637be520e3788adbaa51d518314be90 -o </text:span>ckt1qyq92kc3u278ku6sr42pk9vjrthxxy5g42gqjksxl5 <text:span text:style-name="Source_20_Text">-c 40000000000</text:span></text:p>
      <text:p text:style-name="P8"><text:span text:style-name="Source_20_Text"/></text:p>
      <text:p text:style-name="P8"><text:span text:style-name="Source_20_Text">48c3e554dedc462c023cc93fe22da7818637be520e3788adbaa51d518314be90</text:span></text:p>
      <text:p text:style-name="P7"><text:span text:style-name="Source_20_Text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1:15:12.449931239</meta:creation-date>
    <dc:date>2021-08-09T19:48:10.192538200</dc:date>
    <meta:editing-duration>PT1H44M2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58" meta:character-count="3063" meta:non-whitespace-character-count="2751"/>
  </office:meta>
</office:document-meta>
</file>